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DejaVu Sans" svg:font-family="'DejaVu Sans', Arial, Helvetica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4">
      <style:paragraph-properties fo:line-height="100%" style:writing-mode="page"/>
      <style:text-properties officeooo:paragraph-rsid="000fadda"/>
    </style:style>
    <style:style style:name="P2" style:family="paragraph" style:parent-style-name="Text_20_body" style:list-style-name="L4">
      <style:paragraph-properties fo:margin-top="0cm" fo:margin-bottom="0cm" loext:contextual-spacing="false" fo:line-height="100%" fo:text-align="start" style:justify-single-word="false" fo:orphans="2" fo:widows="2" style:writing-mode="page"/>
      <style:text-properties officeooo:paragraph-rsid="000fadda"/>
    </style:style>
    <style:style style:name="P3" style:family="paragraph" style:parent-style-name="Text_20_body" style:list-style-name="L7">
      <style:paragraph-properties fo:margin-top="0cm" fo:margin-bottom="0cm" loext:contextual-spacing="false" fo:line-height="100%" fo:text-align="start" style:justify-single-word="false" fo:orphans="2" fo:widows="2" style:writing-mode="page"/>
      <style:text-properties officeooo:paragraph-rsid="000fadda"/>
    </style:style>
    <style:style style:name="P4" style:family="paragraph" style:parent-style-name="Text_20_body" style:list-style-name="L5">
      <style:paragraph-properties fo:margin-left="0cm" fo:margin-right="0cm" fo:margin-top="0cm" fo:margin-bottom="0cm" loext:contextual-spacing="true" fo:line-height="100%" fo:text-align="start" style:justify-single-word="false" fo:orphans="2" fo:widows="2" fo:text-indent="0cm" style:auto-text-indent="false" style:writing-mode="page"/>
      <style:text-properties officeooo:paragraph-rsid="000fadda"/>
    </style:style>
    <style:style style:name="P5" style:family="paragraph" style:parent-style-name="Text_20_body" style:list-style-name="L5">
      <style:paragraph-properties fo:margin-left="0cm" fo:margin-right="0cm" fo:margin-top="0cm" fo:margin-bottom="0cm" loext:contextual-spacing="true" fo:line-height="100%" fo:text-align="start" style:justify-single-word="false" fo:orphans="2" fo:widows="2" fo:text-indent="0cm" style:auto-text-indent="false" style:writing-mode="page"/>
      <style:text-properties officeooo:paragraph-rsid="0010a98f"/>
    </style:style>
    <style:style style:name="P6" style:family="paragraph" style:parent-style-name="Text_20_body">
      <style:paragraph-properties fo:margin-left="0cm" fo:margin-right="0cm" fo:margin-top="0cm" fo:margin-bottom="0cm" loext:contextual-spacing="true" fo:line-height="100%" fo:text-align="start" style:justify-single-word="false" fo:orphans="2" fo:widows="2" fo:text-indent="0cm" style:auto-text-indent="false" style:writing-mode="page"/>
      <style:text-properties officeooo:paragraph-rsid="0010a98f"/>
    </style:style>
    <style:style style:name="P7" style:family="paragraph" style:parent-style-name="Text_20_body" style:list-style-name="L4">
      <style:paragraph-properties fo:line-height="100%" fo:text-align="start" style:justify-single-word="false" fo:orphans="2" fo:widows="2" style:writing-mode="page"/>
      <style:text-properties officeooo:paragraph-rsid="000fadda"/>
    </style:style>
    <style:style style:name="P8" style:family="paragraph" style:parent-style-name="Text_20_body" style:list-style-name="L7">
      <style:paragraph-properties fo:line-height="100%" fo:text-align="start" style:justify-single-word="false" fo:orphans="2" fo:widows="2" style:writing-mode="page"/>
      <style:text-properties officeooo:paragraph-rsid="000fadda"/>
    </style:style>
    <style:style style:name="P9" style:family="paragraph" style:parent-style-name="Text_20_body" style:list-style-name="L5">
      <style:paragraph-properties fo:margin-top="0cm" fo:margin-bottom="0cm" loext:contextual-spacing="true" fo:line-height="100%" fo:text-align="start" style:justify-single-word="false" fo:orphans="2" fo:widows="2" style:writing-mode="page"/>
      <style:text-properties officeooo:paragraph-rsid="000fadda"/>
    </style:style>
    <style:style style:name="P10" style:family="paragraph" style:parent-style-name="Text_20_body">
      <style:paragraph-properties fo:margin-top="0cm" fo:margin-bottom="0cm" loext:contextual-spacing="true" fo:line-height="100%" fo:text-align="start" style:justify-single-word="false" fo:orphans="2" fo:widows="2" style:writing-mode="page"/>
      <style:text-properties fo:font-size="16pt" officeooo:paragraph-rsid="000fadda" style:font-size-asian="16pt" style:font-size-complex="16pt"/>
    </style:style>
    <style:style style:name="T1" style:family="text">
      <style:text-properties fo:font-variant="normal" fo:text-transform="none" fo:color="#353833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353833" fo:font-size="12pt" fo:letter-spacing="normal" fo:font-style="normal" fo:font-weight="normal" style:font-size-complex="12pt"/>
    </style:style>
    <style:style style:name="T3" style:family="text">
      <style:text-properties fo:font-variant="normal" fo:text-transform="none" fo:color="#353833" style:font-name="Liberation Serif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353833" style:font-name="Liberation Serif" fo:font-size="12pt" fo:letter-spacing="normal" fo:language="lt" fo:country="LT" fo:font-style="normal" fo:font-weight="normal" officeooo:rsid="001ab87d" style:font-size-asian="12pt" style:font-size-complex="12pt"/>
    </style:style>
    <style:style style:name="T5" style:family="text">
      <style:text-properties fo:font-variant="normal" fo:text-transform="none" fo:color="#353833" style:font-name="Liberation Serif" fo:letter-spacing="normal" fo:font-style="normal" fo:font-weight="normal"/>
    </style:style>
    <style:style style:name="T6" style:family="text">
      <style:text-properties fo:font-variant="normal" fo:text-transform="none" fo:color="#353833" style:font-name="Liberation Serif" fo:letter-spacing="normal" fo:language="lt" fo:country="LT" fo:font-style="normal" fo:font-weight="normal" officeooo:rsid="001ab87d"/>
    </style:style>
    <style:style style:name="T7" style:family="text">
      <style:text-properties fo:font-variant="normal" fo:text-transform="none" fo:color="#353833" style:font-name="Liberation Serif" fo:font-size="16pt" fo:letter-spacing="normal" fo:language="lt" fo:country="LT" fo:font-style="normal" fo:font-weight="normal" officeooo:rsid="001ab87d" style:font-size-asian="16pt" style:font-size-complex="16pt"/>
    </style:style>
    <style:style style:name="T8" style:family="text">
      <style:text-properties fo:font-variant="normal" fo:text-transform="none" fo:color="#353833" style:font-name="Liberation Serif" fo:font-size="16pt" fo:letter-spacing="normal" fo:font-style="normal" fo:font-weight="normal" style:font-size-asian="16pt" style:font-size-complex="16pt"/>
    </style:style>
    <style:style style:name="T9" style:family="text">
      <style:text-properties fo:font-variant="normal" fo:text-transform="none" fo:color="#353833" style:font-name="Liberation Serif" fo:font-size="18pt" fo:letter-spacing="normal" fo:font-style="normal" fo:font-weight="normal" style:font-size-asian="18pt" style:font-size-complex="18pt"/>
    </style:style>
    <style:style style:name="T10" style:family="text">
      <style:text-properties fo:font-variant="normal" fo:text-transform="none" fo:color="#353833" style:font-name="Liberation Serif" fo:font-size="15pt" fo:letter-spacing="normal" fo:font-style="normal" fo:font-weight="normal" style:font-size-asian="15pt" style:font-size-complex="15pt"/>
    </style:style>
    <style:style style:name="T11" style:family="text">
      <style:text-properties fo:font-variant="normal" fo:text-transform="none" fo:color="#353833" style:text-line-through-style="none" style:text-line-through-type="none" style:font-name="Liberation Serif" fo:font-size="12pt" fo:letter-spacing="normal" fo:font-style="normal" style:text-underline-style="none" fo:font-weight="normal" style:text-blinking="false" style:font-size-asian="12pt" style:font-size-complex="12pt"/>
    </style:style>
    <style:style style:name="T12" style:family="text">
      <style:text-properties fo:font-variant="normal" fo:text-transform="none" fo:color="#353833" style:text-line-through-style="none" style:text-line-through-type="none" style:font-name="Liberation Serif" fo:font-size="12pt" fo:letter-spacing="normal" fo:font-style="normal" style:text-underline-style="none" fo:font-weight="normal" officeooo:rsid="0010a98f" style:text-blinking="false" style:font-size-asian="12pt" style:font-size-complex="12pt"/>
    </style:style>
    <style:style style:name="T13" style:family="text">
      <style:text-properties fo:font-variant="normal" fo:text-transform="none" fo:color="#353833" style:text-line-through-style="none" style:text-line-through-type="none" style:font-name="Liberation Serif" fo:letter-spacing="normal" fo:font-style="normal" style:text-underline-style="none" fo:font-weight="normal" style:text-blinking="false"/>
    </style:style>
    <style:style style:name="T14" style:family="text">
      <style:text-properties fo:font-variant="normal" fo:text-transform="none" fo:color="#353833" style:text-line-through-style="none" style:text-line-through-type="none" style:font-name="Liberation Serif" fo:letter-spacing="normal" fo:font-style="normal" style:text-underline-style="none" fo:font-weight="normal" officeooo:rsid="0010a98f" style:text-blinking="false"/>
    </style:style>
    <style:style style:name="T15" style:family="text">
      <style:text-properties fo:font-variant="normal" fo:text-transform="none" fo:color="#353833" style:text-line-through-style="none" style:text-line-through-type="none" style:font-name="Liberation Serif" fo:font-size="16pt" fo:letter-spacing="normal" fo:font-style="normal" style:text-underline-style="none" fo:font-weight="normal" style:text-blinking="false" style:font-size-asian="16pt" style:font-size-complex="16pt"/>
    </style:style>
    <style:style style:name="T16" style:family="text">
      <style:text-properties fo:font-variant="normal" fo:text-transform="none" fo:color="#353833" style:text-line-through-style="none" style:text-line-through-type="none" style:font-name="Liberation Serif" fo:font-size="16pt" fo:letter-spacing="normal" fo:font-style="normal" style:text-underline-style="none" fo:font-weight="normal" officeooo:rsid="0010a98f" style:text-blinking="false" style:font-size-asian="16pt" style:font-size-complex="16pt"/>
    </style:style>
    <style:style style:name="T17" style:family="text">
      <style:text-properties fo:font-variant="normal" fo:text-transform="none" fo:color="#353833" style:text-line-through-style="none" style:text-line-through-type="none" fo:font-size="12pt" fo:letter-spacing="normal" fo:font-style="normal" style:text-underline-style="none" fo:font-weight="normal" officeooo:rsid="0010a98f" style:text-blinking="false" style:font-size-complex="12pt"/>
    </style:style>
    <style:style style:name="T18" style:family="text">
      <style:text-properties fo:font-variant="normal" fo:text-transform="none" fo:color="#353833" style:text-line-through-style="none" style:text-line-through-type="none" fo:font-size="12pt" fo:letter-spacing="normal" fo:font-style="normal" style:text-underline-style="none" fo:font-weight="normal" style:text-blinking="false" style:font-size-asian="12pt" style:font-size-complex="12pt"/>
    </style:style>
    <style:style style:name="T19" style:family="text">
      <style:text-properties fo:font-variant="normal" fo:text-transform="none" fo:color="#353833" style:text-line-through-style="none" style:text-line-through-type="none" fo:font-size="12pt" fo:letter-spacing="normal" fo:font-style="normal" style:text-underline-style="none" fo:font-weight="normal" officeooo:rsid="0010a98f" style:text-blinking="false" style:font-size-asian="12pt" style:font-size-complex="12pt"/>
    </style:style>
    <style:style style:name="T20" style:family="text">
      <style:text-properties fo:font-variant="normal" fo:text-transform="none" fo:color="#353833" style:text-line-through-style="none" style:text-line-through-type="none" style:font-name="DejaVu Sans" fo:font-size="12pt" fo:letter-spacing="normal" fo:font-style="normal" style:text-underline-style="none" fo:font-weight="normal" officeooo:rsid="0010a98f" style:text-blinking="false" style:font-size-complex="12pt"/>
    </style:style>
    <style:style style:name="T21" style:family="text">
      <style:text-properties fo:font-variant="normal" fo:text-transform="none" fo:color="#353833" style:text-line-through-style="none" style:text-line-through-type="none" style:font-name="DejaVu Sans" fo:font-size="10.5pt" fo:letter-spacing="normal" fo:font-style="normal" style:text-underline-style="none" fo:font-weight="normal" officeooo:rsid="0010a98f" style:text-blinking="false" style:font-size-complex="12pt"/>
    </style:style>
    <style:style style:name="T22" style:family="text">
      <style:text-properties fo:font-variant="normal" fo:text-transform="none" fo:color="#353833" style:text-line-through-style="none" style:text-line-through-type="none" style:font-name="DejaVu Sans" fo:letter-spacing="normal" fo:font-style="normal" style:text-underline-style="none" fo:font-weight="normal" officeooo:rsid="0010a98f" style:text-blinking="false"/>
    </style:style>
    <style:style style:name="T23" style:family="text">
      <style:text-properties fo:font-variant="normal" fo:text-transform="none" fo:color="#353833" style:text-line-through-style="none" style:text-line-through-type="none" fo:letter-spacing="normal" fo:font-style="normal" style:text-underline-style="none" fo:font-weight="normal" officeooo:rsid="0010a98f" style:text-blinking="false"/>
    </style:style>
    <style:style style:name="T24" style:family="text">
      <style:text-properties fo:font-variant="normal" fo:text-transform="none" fo:color="#353833" style:text-line-through-style="none" style:text-line-through-type="none" fo:font-size="16pt" fo:letter-spacing="normal" fo:font-style="normal" style:text-underline-style="none" fo:font-weight="normal" officeooo:rsid="0010a98f" style:text-blinking="false" style:font-size-asian="16pt" style:font-size-complex="16pt"/>
    </style:style>
    <style:style style:name="T25" style:family="text">
      <style:text-properties fo:font-variant="normal" fo:text-transform="none" fo:color="#4c6b87" style:text-line-through-style="none" style:text-line-through-type="none" style:font-name="Liberation Serif" fo:font-size="12pt" fo:letter-spacing="normal" fo:font-style="normal" style:text-underline-style="none" fo:font-weight="bold" style:text-blinking="false" style:font-size-asian="12pt" style:font-size-complex="12pt"/>
    </style:style>
    <style:style style:name="T26" style:family="text">
      <style:text-properties fo:font-variant="normal" fo:text-transform="none" fo:color="#4c6b87" style:text-line-through-style="none" style:text-line-through-type="none" style:font-name="Liberation Serif" fo:font-size="12pt" fo:letter-spacing="normal" fo:language="lt" fo:country="LT" fo:font-style="normal" style:text-underline-style="none" fo:font-weight="bold" officeooo:rsid="001ab87d" style:text-blinking="false" style:font-size-asian="12pt" style:font-size-complex="12pt"/>
    </style:style>
    <style:style style:name="T27" style:family="text">
      <style:text-properties fo:font-variant="normal" fo:text-transform="none" fo:color="#4c6b87" style:text-line-through-style="none" style:text-line-through-type="none" style:font-name="Liberation Serif" fo:letter-spacing="normal" fo:language="lt" fo:country="LT" fo:font-style="normal" style:text-underline-style="none" fo:font-weight="bold" officeooo:rsid="001ab87d" style:text-blinking="false"/>
    </style:style>
    <style:style style:name="T28" style:family="text">
      <style:text-properties fo:font-variant="normal" fo:text-transform="none" fo:color="#4c6b87" style:text-line-through-style="none" style:text-line-through-type="none" style:font-name="Liberation Serif" fo:letter-spacing="normal" fo:font-style="normal" style:text-underline-style="none" fo:font-weight="bold" style:text-blinking="false"/>
    </style:style>
    <style:style style:name="T29" style:family="text">
      <style:text-properties fo:font-variant="normal" fo:text-transform="none" fo:color="#4c6b87" style:text-line-through-style="none" style:text-line-through-type="none" style:font-name="Liberation Serif" fo:font-size="16pt" fo:letter-spacing="normal" fo:language="lt" fo:country="LT" fo:font-style="normal" style:text-underline-style="none" fo:font-weight="bold" officeooo:rsid="001ab87d" style:text-blinking="false" style:font-size-asian="16pt" style:font-size-complex="16pt"/>
    </style:style>
    <style:style style:name="T30" style:family="text">
      <style:text-properties fo:font-variant="normal" fo:text-transform="none" fo:color="#4c6b87" style:text-line-through-style="none" style:text-line-through-type="none" style:font-name="Liberation Serif" fo:font-size="16pt" fo:letter-spacing="normal" fo:font-style="normal" style:text-underline-style="none" fo:font-weight="bold" style:text-blinking="false" style:font-size-asian="16pt" style:font-size-complex="16pt"/>
    </style:style>
    <style:style style:name="T31" style:family="text">
      <style:text-properties fo:font-variant="normal" fo:text-transform="none" fo:color="#4c6b87" style:text-line-through-style="none" style:text-line-through-type="none" style:font-name="Liberation Serif" fo:font-size="18pt" fo:letter-spacing="normal" fo:font-style="normal" style:text-underline-style="none" fo:font-weight="bold" style:text-blinking="false" style:font-size-asian="18pt" style:font-size-complex="18pt"/>
    </style:style>
    <style:style style:name="T32" style:family="text">
      <style:text-properties fo:font-variant="normal" fo:text-transform="none" fo:color="#4c6b87" style:text-line-through-style="none" style:text-line-through-type="none" style:font-name="Liberation Serif" fo:font-size="15pt" fo:letter-spacing="normal" fo:font-style="normal" style:text-underline-style="none" fo:font-weight="bold" style:text-blinking="false" style:font-size-asian="15pt" style:font-size-complex="15pt"/>
    </style:style>
    <style:style style:name="T33" style:family="text">
      <style:text-properties fo:font-variant="normal" fo:text-transform="none" fo:color="#4c6b87" style:text-line-through-style="none" style:text-line-through-type="none" style:font-name="Liberation Serif" fo:font-size="15pt" fo:letter-spacing="normal" fo:language="lt" fo:country="LT" fo:font-style="normal" style:text-underline-style="none" fo:font-weight="bold" officeooo:rsid="001ab87d" style:text-blinking="false" style:font-size-asian="15pt" style:font-size-complex="15pt"/>
    </style:style>
    <style:style style:name="T34" style:family="text">
      <style:text-properties fo:font-variant="normal" fo:text-transform="none" fo:color="#4a6782" style:text-line-through-style="none" style:text-line-through-type="none" style:font-name="DejaVu Sans" fo:font-size="10.5pt" fo:letter-spacing="normal" fo:font-style="normal" style:text-underline-style="none" fo:font-weight="bold" officeooo:rsid="0010a98f" style:text-blinking="false" style:font-size-complex="12pt"/>
    </style:style>
    <style:style style:name="T35" style:family="text">
      <style:text-properties fo:font-variant="normal" fo:text-transform="none" fo:color="#4a6782" style:text-line-through-style="none" style:text-line-through-type="none" style:font-name="DejaVu Sans" fo:letter-spacing="normal" fo:font-style="normal" style:text-underline-style="none" fo:font-weight="bold" officeooo:rsid="0010a98f" style:text-blinking="false"/>
    </style:style>
    <style:style style:name="T36" style:family="text">
      <style:text-properties fo:font-variant="normal" fo:text-transform="none" fo:color="#4a6782" style:text-line-through-style="none" style:text-line-through-type="none" style:font-name="DejaVu Sans" fo:font-size="12pt" fo:letter-spacing="normal" fo:font-style="normal" style:text-underline-style="none" fo:font-weight="bold" officeooo:rsid="0010a98f" style:text-blinking="false" style:font-size-complex="12pt"/>
    </style:style>
    <style:style style:name="T37" style:family="text">
      <style:text-properties fo:font-variant="normal" fo:text-transform="none" fo:color="#4a6782" style:text-line-through-style="none" style:text-line-through-type="none" fo:font-size="12pt" fo:letter-spacing="normal" fo:font-style="normal" style:text-underline-style="none" fo:font-weight="bold" style:text-blinking="false" style:font-size-asian="12pt" style:font-size-complex="12pt"/>
    </style:style>
    <style:style style:name="T38" style:family="text">
      <style:text-properties fo:font-variant="normal" fo:text-transform="none" fo:color="#4a6782" style:text-line-through-style="none" style:text-line-through-type="none" fo:font-size="12pt" fo:letter-spacing="normal" fo:font-style="normal" style:text-underline-style="none" fo:font-weight="bold" style:text-blinking="false" style:font-size-complex="12pt"/>
    </style:style>
    <style:style style:name="T39" style:family="text">
      <style:text-properties fo:font-variant="normal" fo:text-transform="none" fo:color="#4a6782" style:text-line-through-style="none" style:text-line-through-type="none" fo:font-size="12pt" fo:letter-spacing="normal" fo:font-style="normal" style:text-underline-style="none" fo:font-weight="bold" officeooo:rsid="0010a98f" style:text-blinking="false" style:font-size-complex="12pt"/>
    </style:style>
    <style:style style:name="T40" style:family="text">
      <style:text-properties fo:font-variant="normal" fo:text-transform="none" fo:color="#4a6782" style:text-line-through-style="none" style:text-line-through-type="none" style:font-name="Liberation Serif" fo:font-size="12pt" fo:letter-spacing="normal" fo:font-style="normal" style:text-underline-style="none" fo:font-weight="bold" style:text-blinking="false" style:font-size-asian="12pt" style:font-size-complex="12pt"/>
    </style:style>
    <style:style style:name="T41" style:family="text">
      <style:text-properties fo:font-variant="normal" fo:text-transform="none" fo:color="#4a6782" style:text-line-through-style="none" style:text-line-through-type="none" style:font-name="Liberation Serif" fo:font-size="12pt" fo:letter-spacing="normal" fo:font-style="normal" style:text-underline-style="none" fo:font-weight="normal" style:text-blinking="false" style:font-size-asian="12pt" style:font-size-complex="12pt"/>
    </style:style>
    <style:style style:name="T42" style:family="text">
      <style:text-properties fo:font-variant="normal" fo:text-transform="none" fo:color="#4a6782" style:text-line-through-style="none" style:text-line-through-type="none" style:font-name="Liberation Serif" fo:letter-spacing="normal" fo:font-style="normal" style:text-underline-style="none" fo:font-weight="bold" style:text-blinking="false"/>
    </style:style>
    <style:style style:name="T43" style:family="text">
      <style:text-properties fo:font-variant="normal" fo:text-transform="none" fo:color="#4a6782" style:text-line-through-style="none" style:text-line-through-type="none" style:font-name="Liberation Serif" fo:font-size="16pt" fo:letter-spacing="normal" fo:font-style="normal" style:text-underline-style="none" fo:font-weight="bold" style:text-blinking="false" style:font-size-asian="16pt" style:font-size-complex="16pt"/>
    </style:style>
    <style:style style:name="T44" style:family="text">
      <style:text-properties fo:font-variant="normal" fo:text-transform="none" fo:color="#4a6782" style:text-line-through-style="none" style:text-line-through-type="none" style:font-name="Liberation Serif" fo:font-size="16pt" fo:letter-spacing="normal" fo:font-style="normal" style:text-underline-style="none" fo:font-weight="bold" officeooo:rsid="0010a98f" style:text-blinking="false" style:font-size-asian="16pt" style:font-size-complex="16pt"/>
    </style:style>
    <style:style style:name="T45" style:family="text">
      <style:text-properties fo:font-variant="normal" fo:text-transform="none" fo:color="#4a6782" style:text-line-through-style="none" style:text-line-through-type="none" style:font-name="Liberation Serif" fo:font-size="18pt" fo:letter-spacing="normal" fo:font-style="normal" style:text-underline-style="none" fo:font-weight="bold" style:text-blinking="false" style:font-size-asian="18pt" style:font-size-complex="18pt"/>
    </style:style>
    <style:style style:name="T46" style:family="text">
      <style:text-properties fo:font-variant="normal" fo:text-transform="none" fo:color="#4a6782" style:text-line-through-style="none" style:text-line-through-type="none" style:font-name="Liberation Serif" fo:font-size="15pt" fo:letter-spacing="normal" fo:font-style="normal" style:text-underline-style="none" fo:font-weight="bold" style:text-blinking="false" style:font-size-asian="15pt" style:font-size-complex="15pt"/>
    </style:style>
    <style:style style:name="T47" style:family="text">
      <style:text-properties fo:font-variant="normal" fo:text-transform="none" fo:color="#4a6782" style:text-line-through-style="none" style:text-line-through-type="none" fo:letter-spacing="normal" fo:font-style="normal" style:text-underline-style="none" fo:font-weight="bold" officeooo:rsid="0010a98f" style:text-blinking="false"/>
    </style:style>
    <style:style style:name="T48" style:family="text">
      <style:text-properties fo:font-variant="normal" fo:text-transform="none" fo:color="#4a6782" style:text-line-through-style="none" style:text-line-through-type="none" fo:font-size="16pt" fo:letter-spacing="normal" fo:font-style="normal" style:text-underline-style="none" fo:font-weight="bold" officeooo:rsid="0010a98f" style:text-blinking="false" style:font-size-asian="16pt" style:font-size-complex="16pt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741cm"/>
      </text:list-level-style-bullet>
      <text:list-level-style-bullet text:level="4" text:style-name="Bullet_20_Symbols" style:num-suffix="." text:bullet-char="•">
        <style:list-level-properties text:space-before="4.988cm"/>
      </text:list-level-style-bullet>
      <text:list-level-style-bullet text:level="5" text:style-name="Bullet_20_Symbols" style:num-suffix="." text:bullet-char="•">
        <style:list-level-properties text:space-before="6.235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182986307589939629" text:style-name="L4">
        <text:list-item>
          <text:p text:style-name="P1"><text:span text:style-name="T7">java.lang.</text:span><text:a xlink:type="simple" xlink:href="https://docs.oracle.com/javase/7/docs/api/java/lang/Object.html" text:style-name="Internet_20_link" text:visited-style-name="Visited_20_Internet_20_Link"><text:span text:style-name="T29">Object</text:span></text:a></text:p>
          <text:list>
            <text:list-item>
              <text:p text:style-name="P2"><text:span text:style-name="T8">java.util.concurrent.atomic.</text:span><text:a xlink:type="simple" xlink:href="https://docs.oracle.com/javase/7/docs/api/java/util/concurrent/atomic/AtomicBoolean.html" text:style-name="Internet_20_link" text:visited-style-name="Visited_20_Internet_20_Link"><text:span text:style-name="T30">AtomicBoolean</text:span></text:a></text:p>
            </text:list-item>
            <text:list-item>
              <text:p text:style-name="P2"><text:span text:style-name="T8">java.util.concurrent.atomic.</text:span><text:a xlink:type="simple" xlink:href="https://docs.oracle.com/javase/7/docs/api/java/util/concurrent/atomic/AtomicIntegerArray.html" text:style-name="Internet_20_link" text:visited-style-name="Visited_20_Internet_20_Link"><text:span text:style-name="T30">AtomicIntegerArray</text:span></text:a></text:p>
            </text:list-item>
            <text:list-item>
              <text:p text:style-name="P2"><text:span text:style-name="T8">java.util.concurrent.atomic.</text:span><text:a xlink:type="simple" xlink:href="https://docs.oracle.com/javase/7/docs/api/java/util/concurrent/atomic/AtomicIntegerFieldUpdater.html" text:style-name="Internet_20_link" text:visited-style-name="Visited_20_Internet_20_Link"><text:span text:style-name="T30">AtomicIntegerFieldUpdater</text:span></text:a><text:span text:style-name="T8">&lt;T&gt;</text:span></text:p>
            </text:list-item>
            <text:list-item>
              <text:p text:style-name="P2"><text:span text:style-name="T8">java.util.concurrent.atomic.</text:span><text:a xlink:type="simple" xlink:href="https://docs.oracle.com/javase/7/docs/api/java/util/concurrent/atomic/AtomicLongArray.html" text:style-name="Internet_20_link" text:visited-style-name="Visited_20_Internet_20_Link"><text:span text:style-name="T30">AtomicLongArray</text:span></text:a></text:p>
            </text:list-item>
            <text:list-item>
              <text:p text:style-name="P2"><text:span text:style-name="T8">java.util.concurrent.atomic.</text:span><text:a xlink:type="simple" xlink:href="https://docs.oracle.com/javase/7/docs/api/java/util/concurrent/atomic/AtomicLongFieldUpdater.html" text:style-name="Internet_20_link" text:visited-style-name="Visited_20_Internet_20_Link"><text:span text:style-name="T30">AtomicLongFieldUpdater</text:span></text:a><text:span text:style-name="T8">&lt;T&gt;</text:span></text:p>
            </text:list-item>
            <text:list-item>
              <text:p text:style-name="P2"><text:span text:style-name="T8">java.util.concurrent.atomic.</text:span><text:a xlink:type="simple" xlink:href="https://docs.oracle.com/javase/7/docs/api/java/util/concurrent/atomic/AtomicMarkableReference.html" text:style-name="Internet_20_link" text:visited-style-name="Visited_20_Internet_20_Link"><text:span text:style-name="T30">AtomicMarkableReference</text:span></text:a><text:span text:style-name="T8">&lt;V&gt;</text:span></text:p>
            </text:list-item>
            <text:list-item>
              <text:p text:style-name="P2"><text:span text:style-name="T8">java.util.concurrent.atomic.</text:span><text:a xlink:type="simple" xlink:href="https://docs.oracle.com/javase/7/docs/api/java/util/concurrent/atomic/AtomicReference.html" text:style-name="Internet_20_link" text:visited-style-name="Visited_20_Internet_20_Link"><text:span text:style-name="T30">AtomicReference</text:span></text:a><text:span text:style-name="T8">&lt;V&gt;</text:span></text:p>
            </text:list-item>
            <text:list-item>
              <text:p text:style-name="P2"><text:span text:style-name="T8">java.util.concurrent.atomic.</text:span><text:a xlink:type="simple" xlink:href="https://docs.oracle.com/javase/7/docs/api/java/util/concurrent/atomic/AtomicReferenceArray.html" text:style-name="Internet_20_link" text:visited-style-name="Visited_20_Internet_20_Link"><text:span text:style-name="T30">AtomicReferenceArray</text:span></text:a><text:span text:style-name="T8">&lt;E&gt; </text:span></text:p>
            </text:list-item>
            <text:list-item>
              <text:p text:style-name="P2"><text:span text:style-name="T8">java.util.concurrent.atomic.</text:span><text:a xlink:type="simple" xlink:href="https://docs.oracle.com/javase/7/docs/api/java/util/concurrent/atomic/AtomicReferenceFieldUpdater.html" text:style-name="Internet_20_link" text:visited-style-name="Visited_20_Internet_20_Link"><text:span text:style-name="T30">AtomicReferenceFieldUpdater</text:span></text:a><text:span text:style-name="T8">&lt;T,V&gt;</text:span></text:p>
            </text:list-item>
            <text:list-item>
              <text:p text:style-name="P2"><text:span text:style-name="T8">java.util.concurrent.atomic.</text:span><text:a xlink:type="simple" xlink:href="https://docs.oracle.com/javase/7/docs/api/java/util/concurrent/atomic/AtomicStampedReference.html" text:style-name="Internet_20_link" text:visited-style-name="Visited_20_Internet_20_Link"><text:span text:style-name="T30">AtomicStampedReference</text:span></text:a><text:span text:style-name="T8">&lt;V&gt;</text:span></text:p>
            </text:list-item>
            <text:list-item>
              <text:p text:style-name="P2"><text:span text:style-name="T8">java.lang.</text:span><text:a xlink:type="simple" xlink:href="https://docs.oracle.com/javase/7/docs/api/java/lang/Number.html" text:style-name="Internet_20_link" text:visited-style-name="Visited_20_Internet_20_Link"><text:span text:style-name="T30">Number</text:span></text:a></text:p>
              <text:list>
                <text:list-item>
                  <text:p text:style-name="P2"><text:span text:style-name="T8">java.util.concurrent.atomic.</text:span><text:a xlink:type="simple" xlink:href="https://docs.oracle.com/javase/7/docs/api/java/util/concurrent/atomic/AtomicInteger.html" text:style-name="Internet_20_link" text:visited-style-name="Visited_20_Internet_20_Link"><text:span text:style-name="T30">AtomicInteger</text:span></text:a></text:p>
                </text:list-item>
                <text:list-item>
                  <text:p text:style-name="P7"><text:span text:style-name="T8">java.util.concurrent.atomic.</text:span><text:a xlink:type="simple" xlink:href="https://docs.oracle.com/javase/7/docs/api/java/util/concurrent/atomic/AtomicLong.html" text:style-name="Internet_20_link" text:visited-style-name="Visited_20_Internet_20_Link"><text:span text:style-name="T30">AtomicLong</text:span></text:a></text:p>
                </text:list-item>
              </text:list>
            </text:list-item>
          </text:list>
        </text:list-item>
      </text:list>
      <text:p text:style-name="P10"><text:span text:style-name="T5"/></text:p>
      <text:list xml:id="list1158260111034509247" text:style-name="L5">
        <text:list-item>
          <text:p text:style-name="P9"><text:span text:style-name="T8">java.util.</text:span><text:a xlink:type="simple" xlink:href="https://docs.oracle.com/javase/8/docs/api/java/util/AbstractCollection.html" text:style-name="Internet_20_link" text:visited-style-name="Visited_20_Internet_20_Link"><text:span text:style-name="T43">AbstractCollection</text:span></text:a><text:span text:style-name="T8">&lt;E&gt; </text:span></text:p>
          <text:list>
            <text:list-item>
              <text:p text:style-name="P9"><text:span text:style-name="T8">java.util.</text:span><text:a xlink:type="simple" xlink:href="https://docs.oracle.com/javase/8/docs/api/java/util/AbstractQueue.html" text:style-name="Internet_20_link" text:visited-style-name="Visited_20_Internet_20_Link"><text:span text:style-name="T43">AbstractQueue</text:span></text:a><text:span text:style-name="T8">&lt;E&gt; </text:span></text:p>
              <text:list>
                <text:list-item>
                  <text:p text:style-name="P9"><text:span text:style-name="T8">java.util.concurrent.</text:span><text:a xlink:type="simple" xlink:href="https://docs.oracle.com/javase/8/docs/api/java/util/concurrent/ArrayBlockingQueue.html" text:style-name="Internet_20_link" text:visited-style-name="Visited_20_Internet_20_Link"><text:span text:style-name="T43">ArrayBlockingQueue</text:span></text:a><text:span text:style-name="T8">&lt;E&gt;</text:span></text:p>
                </text:list-item>
                <text:list-item>
                  <text:p text:style-name="P9"><text:span text:style-name="T8">java.util.concurrent.</text:span><text:a xlink:type="simple" xlink:href="https://docs.oracle.com/javase/8/docs/api/java/util/concurrent/ConcurrentLinkedQueue.html" text:style-name="Internet_20_link" text:visited-style-name="Visited_20_Internet_20_Link"><text:span text:style-name="T43">ConcurrentLinkedQueue</text:span></text:a><text:span text:style-name="T8">&lt;E&gt; </text:span></text:p>
                </text:list-item>
                <text:list-item>
                  <text:p text:style-name="P9"><text:span text:style-name="T8">java.util.concurrent.</text:span><text:a xlink:type="simple" xlink:href="https://docs.oracle.com/javase/8/docs/api/java/util/concurrent/DelayQueue.html" text:style-name="Internet_20_link" text:visited-style-name="Visited_20_Internet_20_Link"><text:span text:style-name="T43">DelayQueue</text:span></text:a><text:span text:style-name="T8">&lt;E&gt; </text:span></text:p>
                </text:list-item>
                <text:list-item>
                  <text:p text:style-name="P9"><text:span text:style-name="T8">java.util.concurrent.</text:span><text:a xlink:type="simple" xlink:href="https://docs.oracle.com/javase/8/docs/api/java/util/concurrent/LinkedBlockingDeque.html" text:style-name="Internet_20_link" text:visited-style-name="Visited_20_Internet_20_Link"><text:span text:style-name="T43">LinkedBlockingDeque</text:span></text:a><text:span text:style-name="T8">&lt;E&gt; </text:span></text:p>
                </text:list-item>
                <text:list-item>
                  <text:p text:style-name="P9"><text:span text:style-name="T8">java.util.concurrent.</text:span><text:a xlink:type="simple" xlink:href="https://docs.oracle.com/javase/8/docs/api/java/util/concurrent/LinkedBlockingQueue.html" text:style-name="Internet_20_link" text:visited-style-name="Visited_20_Internet_20_Link"><text:span text:style-name="T43">LinkedBlockingQueue</text:span></text:a><text:span text:style-name="T8">&lt;E&gt; </text:span></text:p>
                </text:list-item>
                <text:list-item>
                  <text:p text:style-name="P9"><text:span text:style-name="T8">java.util.concurrent.</text:span><text:a xlink:type="simple" xlink:href="https://docs.oracle.com/javase/8/docs/api/java/util/concurrent/LinkedTransferQueue.html" text:style-name="Internet_20_link" text:visited-style-name="Visited_20_Internet_20_Link"><text:span text:style-name="T43">LinkedTransferQueue</text:span></text:a><text:span text:style-name="T8">&lt;E&gt; </text:span></text:p>
                </text:list-item>
                <text:list-item>
                  <text:p text:style-name="P9"><text:span text:style-name="T8">java.util.concurrent.</text:span><text:a xlink:type="simple" xlink:href="https://docs.oracle.com/javase/8/docs/api/java/util/concurrent/PriorityBlockingQueue.html" text:style-name="Internet_20_link" text:visited-style-name="Visited_20_Internet_20_Link"><text:span text:style-name="T43">PriorityBlockingQueue</text:span></text:a><text:span text:style-name="T8">&lt;E&gt; </text:span></text:p>
                </text:list-item>
                <text:list-item>
                  <text:p text:style-name="P9"><text:span text:style-name="T8">java.util.concurrent.</text:span><text:a xlink:type="simple" xlink:href="https://docs.oracle.com/javase/8/docs/api/java/util/concurrent/SynchronousQueue.html" text:style-name="Internet_20_link" text:visited-style-name="Visited_20_Internet_20_Link"><text:span text:style-name="T43">SynchronousQueue</text:span></text:a><text:span text:style-name="T8">&lt;E&gt; </text:span></text:p>
                </text:list-item>
              </text:list>
            </text:list-item>
          </text:list>
        </text:list-item>
        <text:list-item>
          <text:p text:style-name="P9"><text:span text:style-name="T8">java.util.</text:span><text:a xlink:type="simple" xlink:href="https://docs.oracle.com/javase/8/docs/api/java/util/AbstractSet.html" text:style-name="Internet_20_link" text:visited-style-name="Visited_20_Internet_20_Link"><text:span text:style-name="T43">AbstractSet</text:span></text:a><text:span text:style-name="T8">&lt;E&gt; </text:span></text:p>
          <text:list>
            <text:list-item>
              <text:p text:style-name="P9"><text:span text:style-name="T8">java.util.concurrent.</text:span><text:a xlink:type="simple" xlink:href="https://docs.oracle.com/javase/8/docs/api/java/util/concurrent/ConcurrentSkipListSet.html" text:style-name="Internet_20_link" text:visited-style-name="Visited_20_Internet_20_Link"><text:span text:style-name="T43">ConcurrentSkipListSet</text:span></text:a><text:span text:style-name="T8">&lt;E&gt; </text:span></text:p>
            </text:list-item>
            <text:list-item>
              <text:p text:style-name="P9"><text:span text:style-name="T8">java.util.concurrent.</text:span><text:a xlink:type="simple" xlink:href="https://docs.oracle.com/javase/8/docs/api/java/util/concurrent/CopyOnWriteArraySet.html" text:style-name="Internet_20_link" text:visited-style-name="Visited_20_Internet_20_Link"><text:span text:style-name="T43">CopyOnWriteArraySet</text:span></text:a><text:span text:style-name="T8">&lt;E&gt;</text:span></text:p>
            </text:list-item>
          </text:list>
        </text:list-item>
        <text:list-item>
          <text:p text:style-name="P9"><text:span text:style-name="T8">java.util.concurrent.</text:span><text:a xlink:type="simple" xlink:href="https://docs.oracle.com/javase/8/docs/api/java/util/concurrent/ConcurrentLinkedDeque.html" text:style-name="Internet_20_link" text:visited-style-name="Visited_20_Internet_20_Link"><text:span text:style-name="T43">ConcurrentLinkedDeque</text:span></text:a><text:span text:style-name="T8">&lt;E&gt; </text:span></text:p>
        </text:list-item>
        <text:list-item>
          <text:p text:style-name="P9"><text:span text:style-name="T8">java.util.</text:span><text:a xlink:type="simple" xlink:href="https://docs.oracle.com/javase/8/docs/api/java/util/AbstractMap.html" text:style-name="Internet_20_link" text:visited-style-name="Visited_20_Internet_20_Link"><text:span text:style-name="T43">AbstractMap</text:span></text:a><text:span text:style-name="T8">&lt;K,V&gt; </text:span></text:p>
          <text:list>
            <text:list-item>
              <text:p text:style-name="P4"><text:span text:style-name="T8">java.util.concurrent.</text:span><text:a xlink:type="simple" xlink:href="https://docs.oracle.com/javase/8/docs/api/java/util/concurrent/ConcurrentHashMap.html" text:style-name="Internet_20_link" text:visited-style-name="Visited_20_Internet_20_Link"><text:span text:style-name="T43">ConcurrentHashMap</text:span></text:a><text:span text:style-name="T8">&lt;K,V&gt; </text:span></text:p>
            </text:list-item>
          </text:list>
        </text:list-item>
        <text:list-item>
          <text:p text:style-name="P5"><text:span text:style-name="T15">java.util.concurrent.</text:span><text:a xlink:type="simple" xlink:href="https://docs.oracle.com/javase/8/docs/api/java/util/concurrent/ConcurrentSkipListMap.html" text:style-name="Internet_20_link" text:visited-style-name="Visited_20_Internet_20_Link"><text:span text:style-name="T43">ConcurrentSkipListMap</text:span></text:a><text:span text:style-name="T15">&lt;K,V</text:span><text:span text:style-name="T16">&gt;</text:span></text:p>
        </text:list-item>
        <text:list-item>
          <text:p text:style-name="P5"><text:span text:style-name="T16">java.util.concurrent.</text:span><text:a xlink:type="simple" xlink:href="https://docs.oracle.com/javase/8/docs/api/java/util/concurrent/CopyOnWriteArrayList.html" text:style-name="Internet_20_link" text:visited-style-name="Visited_20_Internet_20_Link"><text:span text:style-name="T44">CopyOnWriteArrayList</text:span></text:a><text:span text:style-name="T16">&lt;E&gt; </text:span></text:p>
        </text:list-item>
      </text:list>
      <text:p text:style-name="P6"><text:span text:style-name="T33"/></text:p>
      <text:p text:style-name="P6"><text:span text:style-name="T33"/></text:p>
      <text:p text:style-name="P6"><text:span text:style-name="T33"/></text:p>
      <text:list xml:id="list9120134631250626372" text:style-name="L7">
        <text:list-item>
          <text:list>
            <text:list-item>
              <text:p text:style-name="P3"><text:soft-page-break/><text:span text:style-name="T8">java.util.concurrent.</text:span><text:a xlink:type="simple" xlink:href="https://docs.oracle.com/javase/8/docs/api/java/util/concurrent/AbstractExecutorService.html" text:style-name="Internet_20_link" text:visited-style-name="Visited_20_Internet_20_Link"><text:span text:style-name="T43">AbstractExecutorService</text:span></text:a></text:p>
              <text:list>
                <text:list-item>
                  <text:p text:style-name="P3"><text:span text:style-name="T8">java.util.concurrent.</text:span><text:a xlink:type="simple" xlink:href="https://docs.oracle.com/javase/8/docs/api/java/util/concurrent/ForkJoinPool.html" text:style-name="Internet_20_link" text:visited-style-name="Visited_20_Internet_20_Link"><text:span text:style-name="T43">ForkJoinPool</text:span></text:a></text:p>
                </text:list-item>
                <text:list-item>
                  <text:p text:style-name="P3"><text:span text:style-name="T8">java.util.concurrent.</text:span><text:a xlink:type="simple" xlink:href="https://docs.oracle.com/javase/8/docs/api/java/util/concurrent/ThreadPoolExecutor.html" text:style-name="Internet_20_link" text:visited-style-name="Visited_20_Internet_20_Link"><text:span text:style-name="T43">ThreadPoolExecutor</text:span></text:a></text:p>
                  <text:list>
                    <text:list-item>
                      <text:p text:style-name="P3"><text:span text:style-name="T8">java.util.concurrent.</text:span><text:a xlink:type="simple" xlink:href="https://docs.oracle.com/javase/8/docs/api/java/util/concurrent/ScheduledThreadPoolExecutor.html" text:style-name="Internet_20_link" text:visited-style-name="Visited_20_Internet_20_Link"><text:span text:style-name="T43">ScheduledThreadPoolExecutor</text:span></text:a></text:p>
                    </text:list-item>
                  </text:list>
                </text:list-item>
              </text:list>
            </text:list-item>
            <text:list-item>
              <text:p text:style-name="P3"><text:span text:style-name="T8">java.util.concurrent.</text:span><text:a xlink:type="simple" xlink:href="https://docs.oracle.com/javase/8/docs/api/java/util/concurrent/CompletableFuture.html" text:style-name="Internet_20_link" text:visited-style-name="Visited_20_Internet_20_Link"><text:span text:style-name="T43">CompletableFuture</text:span></text:a><text:span text:style-name="T8">&lt;T&gt; </text:span></text:p>
            </text:list-item>
            <text:list-item>
              <text:p text:style-name="P3"><text:span text:style-name="T8">java.util.concurrent.</text:span><text:a xlink:type="simple" xlink:href="https://docs.oracle.com/javase/8/docs/api/java/util/concurrent/ConcurrentHashMap.KeySetView.html" text:style-name="Internet_20_link" text:visited-style-name="Visited_20_Internet_20_Link"><text:span text:style-name="T43">ConcurrentHashMap.KeySetView</text:span></text:a><text:span text:style-name="T8">&lt;K,V&gt; </text:span></text:p>
            </text:list-item>
            <text:list-item>
              <text:p text:style-name="P3"><text:span text:style-name="T8">java.util.concurrent.</text:span><text:a xlink:type="simple" xlink:href="https://docs.oracle.com/javase/8/docs/api/java/util/concurrent/CountDownLatch.html" text:style-name="Internet_20_link" text:visited-style-name="Visited_20_Internet_20_Link"><text:span text:style-name="T43">CountDownLatch</text:span></text:a></text:p>
            </text:list-item>
            <text:list-item>
              <text:p text:style-name="P3"><text:span text:style-name="T8">java.util.concurrent.</text:span><text:a xlink:type="simple" xlink:href="https://docs.oracle.com/javase/8/docs/api/java/util/concurrent/CyclicBarrier.html" text:style-name="Internet_20_link" text:visited-style-name="Visited_20_Internet_20_Link"><text:span text:style-name="T43">CyclicBarrier</text:span></text:a></text:p>
            </text:list-item>
            <text:list-item>
              <text:p text:style-name="P3"><text:span text:style-name="T8">java.util.concurrent.</text:span><text:a xlink:type="simple" xlink:href="https://docs.oracle.com/javase/8/docs/api/java/util/concurrent/Exchanger.html" text:style-name="Internet_20_link" text:visited-style-name="Visited_20_Internet_20_Link"><text:span text:style-name="T43">Exchanger</text:span></text:a><text:span text:style-name="T8">&lt;V&gt;</text:span></text:p>
            </text:list-item>
            <text:list-item>
              <text:p text:style-name="P3"><text:span text:style-name="T8">java.util.concurrent.</text:span><text:a xlink:type="simple" xlink:href="https://docs.oracle.com/javase/8/docs/api/java/util/concurrent/ExecutorCompletionService.html" text:style-name="Internet_20_link" text:visited-style-name="Visited_20_Internet_20_Link"><text:span text:style-name="T43">ExecutorCompletionService</text:span></text:a><text:span text:style-name="T8">&lt;V&gt;</text:span></text:p>
            </text:list-item>
            <text:list-item>
              <text:p text:style-name="P3"><text:span text:style-name="T8">java.util.concurrent.</text:span><text:a xlink:type="simple" xlink:href="https://docs.oracle.com/javase/8/docs/api/java/util/concurrent/Executors.html" text:style-name="Internet_20_link" text:visited-style-name="Visited_20_Internet_20_Link"><text:span text:style-name="T43">Executors</text:span></text:a></text:p>
            </text:list-item>
            <text:list-item>
              <text:p text:style-name="P3"><text:span text:style-name="T8">java.util.concurrent.</text:span><text:a xlink:type="simple" xlink:href="https://docs.oracle.com/javase/8/docs/api/java/util/concurrent/ForkJoinTask.html" text:style-name="Internet_20_link" text:visited-style-name="Visited_20_Internet_20_Link"><text:span text:style-name="T43">ForkJoinTask</text:span></text:a><text:span text:style-name="T8">&lt;V&gt; </text:span></text:p>
              <text:list>
                <text:list-item>
                  <text:p text:style-name="P3"><text:span text:style-name="T8">java.util.concurrent.</text:span><text:a xlink:type="simple" xlink:href="https://docs.oracle.com/javase/8/docs/api/java/util/concurrent/CountedCompleter.html" text:style-name="Internet_20_link" text:visited-style-name="Visited_20_Internet_20_Link"><text:span text:style-name="T43">CountedCompleter</text:span></text:a><text:span text:style-name="T8">&lt;T&gt;</text:span></text:p>
                </text:list-item>
                <text:list-item>
                  <text:p text:style-name="P3"><text:span text:style-name="T8">java.util.concurrent.</text:span><text:a xlink:type="simple" xlink:href="https://docs.oracle.com/javase/8/docs/api/java/util/concurrent/RecursiveAction.html" text:style-name="Internet_20_link" text:visited-style-name="Visited_20_Internet_20_Link"><text:span text:style-name="T43">RecursiveAction</text:span></text:a></text:p>
                </text:list-item>
                <text:list-item>
                  <text:p text:style-name="P3"><text:span text:style-name="T8">java.util.concurrent.</text:span><text:a xlink:type="simple" xlink:href="https://docs.oracle.com/javase/8/docs/api/java/util/concurrent/RecursiveTask.html" text:style-name="Internet_20_link" text:visited-style-name="Visited_20_Internet_20_Link"><text:span text:style-name="T43">RecursiveTask</text:span></text:a><text:span text:style-name="T8">&lt;V&gt;</text:span></text:p>
                </text:list-item>
              </text:list>
            </text:list-item>
            <text:list-item>
              <text:p text:style-name="P3"><text:span text:style-name="T8">java.util.concurrent.</text:span><text:a xlink:type="simple" xlink:href="https://docs.oracle.com/javase/8/docs/api/java/util/concurrent/FutureTask.html" text:style-name="Internet_20_link" text:visited-style-name="Visited_20_Internet_20_Link"><text:span text:style-name="T43">FutureTask</text:span></text:a><text:span text:style-name="T8">&lt;V&gt; </text:span></text:p>
            </text:list-item>
            <text:list-item>
              <text:p text:style-name="P3"><text:span text:style-name="T8">java.util.concurrent.</text:span><text:a xlink:type="simple" xlink:href="https://docs.oracle.com/javase/8/docs/api/java/util/concurrent/Phaser.html" text:style-name="Internet_20_link" text:visited-style-name="Visited_20_Internet_20_Link"><text:span text:style-name="T43">Phaser</text:span></text:a></text:p>
            </text:list-item>
            <text:list-item>
              <text:p text:style-name="P3"><text:span text:style-name="T8">java.util.</text:span><text:a xlink:type="simple" xlink:href="https://docs.oracle.com/javase/8/docs/api/java/util/Random.html" text:style-name="Internet_20_link" text:visited-style-name="Visited_20_Internet_20_Link"><text:span text:style-name="T43">Random</text:span></text:a></text:p>
              <text:list>
                <text:list-item>
                  <text:p text:style-name="P3"><text:span text:style-name="T8">java.util.concurrent.</text:span><text:a xlink:type="simple" xlink:href="https://docs.oracle.com/javase/8/docs/api/java/util/concurrent/ThreadLocalRandom.html" text:style-name="Internet_20_link" text:visited-style-name="Visited_20_Internet_20_Link"><text:span text:style-name="T43">ThreadLocalRandom</text:span></text:a></text:p>
                </text:list-item>
              </text:list>
            </text:list-item>
            <text:list-item>
              <text:p text:style-name="P3"><text:span text:style-name="T8">java.util.concurrent.</text:span><text:a xlink:type="simple" xlink:href="https://docs.oracle.com/javase/8/docs/api/java/util/concurrent/Semaphore.html" text:style-name="Internet_20_link" text:visited-style-name="Visited_20_Internet_20_Link"><text:span text:style-name="T43">Semaphore</text:span></text:a></text:p>
            </text:list-item>
            <text:list-item>
              <text:p text:style-name="P3"><text:span text:style-name="T8">java.lang.</text:span><text:a xlink:type="simple" xlink:href="https://docs.oracle.com/javase/8/docs/api/java/lang/Thread.html" text:style-name="Internet_20_link" text:visited-style-name="Visited_20_Internet_20_Link"><text:span text:style-name="T43">Thread</text:span></text:a></text:p>
              <text:list>
                <text:list-item>
                  <text:p text:style-name="P3"><text:span text:style-name="T8">java.util.concurrent.</text:span><text:a xlink:type="simple" xlink:href="https://docs.oracle.com/javase/8/docs/api/java/util/concurrent/ForkJoinWorkerThread.html" text:style-name="Internet_20_link" text:visited-style-name="Visited_20_Internet_20_Link"><text:span text:style-name="T43">ForkJoinWorkerThread</text:span></text:a></text:p>
                </text:list-item>
              </text:list>
            </text:list-item>
            <text:list-item>
              <text:p text:style-name="P3"><text:span text:style-name="T8">java.util.concurrent.</text:span><text:a xlink:type="simple" xlink:href="https://docs.oracle.com/javase/8/docs/api/java/util/concurrent/ThreadPoolExecutor.AbortPolicy.html" text:style-name="Internet_20_link" text:visited-style-name="Visited_20_Internet_20_Link"><text:span text:style-name="T43">ThreadPoolExecutor.AbortPolicy</text:span></text:a></text:p>
            </text:list-item>
            <text:list-item>
              <text:p text:style-name="P3"><text:span text:style-name="T8">java.util.concurrent.</text:span><text:a xlink:type="simple" xlink:href="https://docs.oracle.com/javase/8/docs/api/java/util/concurrent/ThreadPoolExecutor.CallerRunsPolicy.html" text:style-name="Internet_20_link" text:visited-style-name="Visited_20_Internet_20_Link"><text:span text:style-name="T43">ThreadPoolExecutor.CallerRunsPolic</text:span></text:a></text:p>
            </text:list-item>
            <text:list-item>
              <text:p text:style-name="P3"><text:span text:style-name="T8">java.util.concurrent.</text:span><text:a xlink:type="simple" xlink:href="https://docs.oracle.com/javase/8/docs/api/java/util/concurrent/ThreadPoolExecutor.DiscardOldestPolicy.html" text:style-name="Internet_20_link" text:visited-style-name="Visited_20_Internet_20_Link"><text:span text:style-name="T43">ThreadPoolExecutor.DiscardOldestPolicy</text:span></text:a></text:p>
            </text:list-item>
            <text:list-item>
              <text:p text:style-name="P3"><text:span text:style-name="T8">java.util.concurrent.</text:span><text:a xlink:type="simple" xlink:href="https://docs.oracle.com/javase/8/docs/api/java/util/concurrent/ThreadPoolExecutor.DiscardPolicy.html" text:style-name="Internet_20_link" text:visited-style-name="Visited_20_Internet_20_Link"><text:span text:style-name="T43">ThreadPoolExecutor.DiscardPolicy</text:span></text:a></text:p>
            </text:list-item>
            <text:list-item>
              <text:p text:style-name="P3"><text:span text:style-name="T8">java.lang.</text:span><text:a xlink:type="simple" xlink:href="https://docs.oracle.com/javase/8/docs/api/java/lang/Throwable.html" text:style-name="Internet_20_link" text:visited-style-name="Visited_20_Internet_20_Link"><text:span text:style-name="T43">Throwable</text:span></text:a></text:p>
              <text:list>
                <text:list-item>
                  <text:p text:style-name="P3"><text:span text:style-name="T8">java.lang.</text:span><text:a xlink:type="simple" xlink:href="https://docs.oracle.com/javase/8/docs/api/java/lang/Exception.html" text:style-name="Internet_20_link" text:visited-style-name="Visited_20_Internet_20_Link"><text:span text:style-name="T43">Exception</text:span></text:a></text:p>
                  <text:list>
                    <text:list-item>
                      <text:p text:style-name="P3"><text:span text:style-name="T8">java.util.concurrent.</text:span><text:a xlink:type="simple" xlink:href="https://docs.oracle.com/javase/8/docs/api/java/util/concurrent/BrokenBarrierException.html" text:style-name="Internet_20_link" text:visited-style-name="Visited_20_Internet_20_Link"><text:span text:style-name="T43">BrokenBarrierException</text:span></text:a></text:p>
                    </text:list-item>
                    <text:list-item>
                      <text:p text:style-name="P3"><text:span text:style-name="T8">java.util.concurrent.</text:span><text:a xlink:type="simple" xlink:href="https://docs.oracle.com/javase/8/docs/api/java/util/concurrent/ExecutionException.html" text:style-name="Internet_20_link" text:visited-style-name="Visited_20_Internet_20_Link"><text:span text:style-name="T43">ExecutionException</text:span></text:a></text:p>
                    </text:list-item>
                    <text:list-item>
                      <text:p text:style-name="P3"><text:span text:style-name="T8">java.lang.</text:span><text:a xlink:type="simple" xlink:href="https://docs.oracle.com/javase/8/docs/api/java/lang/RuntimeException.html" text:style-name="Internet_20_link" text:visited-style-name="Visited_20_Internet_20_Link"><text:span text:style-name="T43">RuntimeException</text:span></text:a></text:p>
                      <text:list>
                        <text:list-item>
                          <text:p text:style-name="P3"><text:span text:style-name="T8">java.util.concurrent.</text:span><text:a xlink:type="simple" xlink:href="https://docs.oracle.com/javase/8/docs/api/java/util/concurrent/CompletionException.html" text:style-name="Internet_20_link" text:visited-style-name="Visited_20_Internet_20_Link"><text:span text:style-name="T43">CompletionException</text:span></text:a></text:p>
                        </text:list-item>
                        <text:list-item>
                          <text:p text:style-name="P3"><text:span text:style-name="T8">java.lang.</text:span><text:a xlink:type="simple" xlink:href="https://docs.oracle.com/javase/8/docs/api/java/lang/IllegalStateException.html" text:style-name="Internet_20_link" text:visited-style-name="Visited_20_Internet_20_Link"><text:span text:style-name="T43">IllegalStateException</text:span></text:a></text:p>
                          <text:list>
                            <text:list-item>
                              <text:p text:style-name="P3"><text:span text:style-name="T8">java.util.concurrent.</text:span><text:a xlink:type="simple" xlink:href="https://docs.oracle.com/javase/8/docs/api/java/util/concurrent/CancellationException.html" text:style-name="Internet_20_link" text:visited-style-name="Visited_20_Internet_20_Link"><text:span text:style-name="T43">CancellationException</text:span></text:a></text:p>
                            </text:list-item>
                          </text:list>
                        </text:list-item>
                        <text:list-item>
                          <text:p text:style-name="P3"><text:span text:style-name="T8">java.util.concurrent.</text:span><text:a xlink:type="simple" xlink:href="https://docs.oracle.com/javase/8/docs/api/java/util/concurrent/RejectedExecutionException.html" text:style-name="Internet_20_link" text:visited-style-name="Visited_20_Internet_20_Link"><text:span text:style-name="T43">RejectedExecutionException</text:span></text:a></text:p>
                        </text:list-item>
                      </text:list>
                    </text:list-item>
                    <text:list-item>
                      <text:p text:style-name="P8"><text:span text:style-name="T8">java.util.concurrent.</text:span><text:a xlink:type="simple" xlink:href="https://docs.oracle.com/javase/8/docs/api/java/util/concurrent/TimeoutException.html" text:style-name="Internet_20_link" text:visited-style-name="Visited_20_Internet_20_Link"><text:span text:style-name="T43">TimeoutException</text:span></text:a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DejaVu Sans" svg:font-family="'DejaVu Sans', Arial, Helvetica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6T23:17:00.262000000</meta:creation-date>
    <dc:date>2017-02-27T02:18:00.676000000</dc:date>
    <meta:editing-duration>PT2H39M27S</meta:editing-duration>
    <meta:editing-cycles>3</meta:editing-cycles>
    <meta:generator>LibreOffice/5.2.0.4$Windows_x86 LibreOffice_project/066b007f5ebcc236395c7d282ba488bca6720265</meta:generator>
    <meta:document-statistic meta:table-count="0" meta:image-count="0" meta:object-count="0" meta:page-count="2" meta:paragraph-count="68" meta:word-count="136" meta:character-count="2763" meta:non-whitespace-character-count="2743"/>
  </office:meta>
</office:document-meta>
</file>